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2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number-columns-repeated="17" table:default-cell-style-name="Default"/>
        <table:table-row table:style-name="ro1" table:number-rows-repeated="12">
          <table:table-cell table:number-columns-repeated="22"/>
        </table:table-row>
        <table:table-row table:style-name="ro1">
          <table:table-cell office:value-type="string" calcext:value-type="string">
            <text:p>F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Hz</text:p>
          </table:table-cell>
          <table:table-cell table:number-columns-repeated="3"/>
          <table:table-cell office:value-type="string" calcext:value-type="string">
            <text:p>DF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kHz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it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result is possible df_inc number</text:p>
          </table:table-cell>
          <table:table-cell table:number-columns-repeated="4"/>
          <table:table-cell office:value-type="string" calcext:value-type="string">
            <text:p>result is coefficient</text:p>
          </table:table-cell>
          <table:table-cell table:number-columns-repeated="3"/>
          <table:table-cell office:value-type="string" calcext:value-type="string">
            <text:p>result is factor</text:p>
          </table:table-cell>
          <table:table-cell table:number-columns-repeated="3"/>
          <table:table-cell office:value-type="string" calcext:value-type="string">
            <text:p>result is real DF [kHz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k freq</text:p>
          </table:table-cell>
          <table:table-cell office:value-type="string" calcext:value-type="string">
            <text:p>acc_inc</text:p>
          </table:table-cell>
          <table:table-cell table:number-columns-repeated="2"/>
          <table:table-cell office:value-type="string" calcext:value-type="string">
            <text:p>ideally bits</text:p>
          </table:table-cell>
          <table:table-cell/>
          <table:table-cell office:value-type="string" calcext:value-type="string">
            <text:p>clk freq \ bit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2^[.$H$14] / [.$G18] * [.$B$13])" office:value-type="float" office:value="262144" calcext:value-type="float">
            <text:p>262144</text:p>
          </table:table-cell>
          <table:table-cell table:number-columns-repeated="2"/>
          <table:table-cell table:formula="of:=ROUNDUP(LOG(2^[.$H$14] / [.$G18] * [.$H$13] * 0.001;2))"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ROUND((2^[.$H$14] / [.$G18] * [.$H$13] * 0.001)/2^([.$E18]-[.H$17]))*2^([.$E18]-[.H$17])" office:value-type="float" office:value="2048" calcext:value-type="float">
            <text:p>2048</text:p>
          </table:table-cell>
          <table:table-cell table:formula="of:=ROUND((2^[.$H$14] / [.$G18] * [.$H$13] * 0.001)/2^([.$E18]-[.I$17]))*2^([.$E18]-[.I$17])" office:value-type="float" office:value="1920" calcext:value-type="float">
            <text:p>1920</text:p>
          </table:table-cell>
          <table:table-cell table:formula="of:=ROUND((2^[.$H$14] / [.$G18] * [.$H$13] * 0.001)/2^([.$E18]-[.J$17]))*2^([.$E18]-[.J$17])" office:value-type="float" office:value="1984" calcext:value-type="float">
            <text:p>1984</text:p>
          </table:table-cell>
          <table:table-cell/>
          <table:table-cell office:value-type="float" office:value="4" calcext:value-type="float">
            <text:p>4</text:p>
          </table:table-cell>
          <table:table-cell table:formula="of:=ROUND((2^[.$H$14] / [.$G18] * [.$H$13] * 0.001)/2^([.$E18]-[.I$17]))" office:value-type="float" office:value="15" calcext:value-type="float">
            <text:p>15</text:p>
          </table:table-cell>
          <table:table-cell table:formula="of:=ROUND((2^[.$H$14] / [.$G18] * [.$H$13] * 0.001)/2^([.$E18]-[.J$17]))" office:value-type="float" office:value="31" calcext:value-type="float">
            <text:p>31</text:p>
          </table:table-cell>
          <table:table-cell/>
          <table:table-cell table:formula="of:=[.H18]/[.L18]" office:value-type="float" office:value="512" calcext:value-type="float">
            <text:p>512</text:p>
          </table:table-cell>
          <table:table-cell table:formula="of:=[.I18]/[.M18]" office:value-type="float" office:value="128" calcext:value-type="float">
            <text:p>128</text:p>
          </table:table-cell>
          <table:table-cell table:formula="of:=[.J18]/[.N18]" office:value-type="float" office:value="64" calcext:value-type="float">
            <text:p>64</text:p>
          </table:table-cell>
          <table:table-cell/>
          <table:table-cell table:formula="of:=ROUND([.$G18]*1000*[.H18]/2^[.$H$14];3)" office:value-type="float" office:value="78.125" calcext:value-type="float">
            <text:p>78.125</text:p>
          </table:table-cell>
          <table:table-cell table:formula="of:=ROUND([.$G18]*1000*[.I18]/2^[.$H$14];3)" office:value-type="float" office:value="73.242" calcext:value-type="float">
            <text:p>73.242</text:p>
          </table:table-cell>
          <table:table-cell table:formula="of:=ROUND([.$G18]*1000*[.J18]/2^[.$H$14];3)" office:value-type="float" office:value="75.684" calcext:value-type="float">
            <text:p>75.6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2^[.$H$14] / [.$G19] * [.$B$13])" office:value-type="float" office:value="218453" calcext:value-type="float">
            <text:p>218453</text:p>
          </table:table-cell>
          <table:table-cell table:number-columns-repeated="2"/>
          <table:table-cell table:formula="of:=ROUNDUP(LOG(2^[.$H$14] / [.$G19] * [.$H$13] * 0.001;2))"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ROUND((2^[.$H$14] / [.$G19] * [.$H$13] * 0.001)/2^([.$E19]-[.H$17]))*2^([.$E19]-[.H$17])" office:value-type="float" office:value="1536" calcext:value-type="float">
            <text:p>1536</text:p>
          </table:table-cell>
          <table:table-cell table:formula="of:=ROUND((2^[.$H$14] / [.$G19] * [.$H$13] * 0.001)/2^([.$E19]-[.I$17]))*2^([.$E19]-[.I$17])" office:value-type="float" office:value="1664" calcext:value-type="float">
            <text:p>1664</text:p>
          </table:table-cell>
          <table:table-cell table:formula="of:=ROUND((2^[.$H$14] / [.$G19] * [.$H$13] * 0.001)/2^([.$E19]-[.J$17]))*2^([.$E19]-[.J$17])" office:value-type="float" office:value="1664" calcext:value-type="float">
            <text:p>1664</text:p>
          </table:table-cell>
          <table:table-cell/>
          <table:table-cell table:formula="of:=ROUND((2^[.$H$14] / [.$G19] * [.$H$13] * 0.001)/2^([.$E19]-[.H$17]))" office:value-type="float" office:value="6" calcext:value-type="float">
            <text:p>6</text:p>
          </table:table-cell>
          <table:table-cell table:formula="of:=ROUND((2^[.$H$14] / [.$G19] * [.$H$13] * 0.001)/2^([.$E19]-[.I$17]))" office:value-type="float" office:value="13" calcext:value-type="float">
            <text:p>13</text:p>
          </table:table-cell>
          <table:table-cell table:formula="of:=ROUND((2^[.$H$14] / [.$G19] * [.$H$13] * 0.001)/2^([.$E19]-[.J$17]))" office:value-type="float" office:value="26" calcext:value-type="float">
            <text:p>26</text:p>
          </table:table-cell>
          <table:table-cell/>
          <table:table-cell table:formula="of:=[.H19]/[.L19]" office:value-type="float" office:value="256" calcext:value-type="float">
            <text:p>256</text:p>
          </table:table-cell>
          <table:table-cell table:formula="of:=[.I19]/[.M19]" office:value-type="float" office:value="128" calcext:value-type="float">
            <text:p>128</text:p>
          </table:table-cell>
          <table:table-cell table:formula="of:=[.J19]/[.N19]" office:value-type="float" office:value="64" calcext:value-type="float">
            <text:p>64</text:p>
          </table:table-cell>
          <table:table-cell/>
          <table:table-cell table:formula="of:=ROUND([.$G19]*1000*[.H19]/2^[.$H$14];3)" office:value-type="float" office:value="70.313" calcext:value-type="float">
            <text:p>70.313</text:p>
          </table:table-cell>
          <table:table-cell table:formula="of:=ROUND([.$G19]*1000*[.I19]/2^[.$H$14];3)" office:value-type="float" office:value="76.172" calcext:value-type="float">
            <text:p>76.172</text:p>
          </table:table-cell>
          <table:table-cell table:formula="of:=ROUND([.$G19]*1000*[.J19]/2^[.$H$14];3)" office:value-type="float" office:value="76.172" calcext:value-type="float">
            <text:p>76.1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2^[.$H$14] / [.$G20] * [.$B$13])" office:value-type="float" office:value="187246" calcext:value-type="float">
            <text:p>187246</text:p>
          </table:table-cell>
          <table:table-cell table:number-columns-repeated="2"/>
          <table:table-cell table:formula="of:=ROUNDUP(LOG(2^[.$H$14] / [.$G20] * [.$H$13] * 0.001;2))" office:value-type="float" office:value="11" calcext:value-type="float">
            <text:p>1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ROUND((2^[.$H$14] / [.$G20] * [.$H$13] * 0.001)/2^([.$E20]-[.H$17]))*2^([.$E20]-[.H$17])" office:value-type="float" office:value="1280" calcext:value-type="float">
            <text:p>1280</text:p>
          </table:table-cell>
          <table:table-cell table:formula="of:=ROUND((2^[.$H$14] / [.$G20] * [.$H$13] * 0.001)/2^([.$E20]-[.I$17]))*2^([.$E20]-[.I$17])" office:value-type="float" office:value="1408" calcext:value-type="float">
            <text:p>1408</text:p>
          </table:table-cell>
          <table:table-cell table:formula="of:=ROUND((2^[.$H$14] / [.$G20] * [.$H$13] * 0.001)/2^([.$E20]-[.J$17]))*2^([.$E20]-[.J$17])" office:value-type="float" office:value="1408" calcext:value-type="float">
            <text:p>1408</text:p>
          </table:table-cell>
          <table:table-cell/>
          <table:table-cell table:formula="of:=ROUND((2^[.$H$14] / [.$G20] * [.$H$13] * 0.001)/2^([.$E20]-[.H$17]))" office:value-type="float" office:value="5" calcext:value-type="float">
            <text:p>5</text:p>
          </table:table-cell>
          <table:table-cell table:formula="of:=ROUND((2^[.$H$14] / [.$G20] * [.$H$13] * 0.001)/2^([.$E20]-[.I$17]))" office:value-type="float" office:value="11" calcext:value-type="float">
            <text:p>11</text:p>
          </table:table-cell>
          <table:table-cell table:formula="of:=ROUND((2^[.$H$14] / [.$G20] * [.$H$13] * 0.001)/2^([.$E20]-[.J$17]))" office:value-type="float" office:value="22" calcext:value-type="float">
            <text:p>22</text:p>
          </table:table-cell>
          <table:table-cell/>
          <table:table-cell table:formula="of:=[.H20]/[.L20]" office:value-type="float" office:value="256" calcext:value-type="float">
            <text:p>256</text:p>
          </table:table-cell>
          <table:table-cell table:formula="of:=[.I20]/[.M20]" office:value-type="float" office:value="128" calcext:value-type="float">
            <text:p>128</text:p>
          </table:table-cell>
          <table:table-cell table:formula="of:=[.J20]/[.N20]" office:value-type="float" office:value="64" calcext:value-type="float">
            <text:p>64</text:p>
          </table:table-cell>
          <table:table-cell/>
          <table:table-cell table:formula="of:=ROUND([.$G20]*1000*[.H20]/2^[.$H$14];3)" office:value-type="float" office:value="68.359" calcext:value-type="float">
            <text:p>68.359</text:p>
          </table:table-cell>
          <table:table-cell table:formula="of:=ROUND([.$G20]*1000*[.I20]/2^[.$H$14];3)" office:value-type="float" office:value="75.195" calcext:value-type="float">
            <text:p>75.195</text:p>
          </table:table-cell>
          <table:table-cell table:formula="of:=ROUND([.$G20]*1000*[.J20]/2^[.$H$14];3)" office:value-type="float" office:value="75.195" calcext:value-type="float">
            <text:p>75.1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(2^[.$H$14] / [.$G21] * [.$B$13])" office:value-type="float" office:value="163840" calcext:value-type="float">
            <text:p>163840</text:p>
          </table:table-cell>
          <table:table-cell table:number-columns-repeated="2"/>
          <table:table-cell table:formula="of:=ROUNDUP(LOG(2^[.$H$14] / [.$G21] * [.$H$13] * 0.001;2))" office:value-type="float" office:value="11" calcext:value-type="float">
            <text:p>1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ROUND((2^[.$H$14] / [.$G21] * [.$H$13] * 0.001)/2^([.$E21]-[.H$17]))*2^([.$E21]-[.H$17])" office:value-type="float" office:value="1280" calcext:value-type="float">
            <text:p>1280</text:p>
          </table:table-cell>
          <table:table-cell table:formula="of:=ROUND((2^[.$H$14] / [.$G21] * [.$H$13] * 0.001)/2^([.$E21]-[.I$17]))*2^([.$E21]-[.I$17])" office:value-type="float" office:value="1280" calcext:value-type="float">
            <text:p>1280</text:p>
          </table:table-cell>
          <table:table-cell table:formula="of:=ROUND((2^[.$H$14] / [.$G21] * [.$H$13] * 0.001)/2^([.$E21]-[.J$17]))*2^([.$E21]-[.J$17])" office:value-type="float" office:value="1216" calcext:value-type="float">
            <text:p>1216</text:p>
          </table:table-cell>
          <table:table-cell/>
          <table:table-cell table:formula="of:=ROUND((2^[.$H$14] / [.$G21] * [.$H$13] * 0.001)/2^([.$E21]-[.H$17]))" office:value-type="float" office:value="5" calcext:value-type="float">
            <text:p>5</text:p>
          </table:table-cell>
          <table:table-cell table:formula="of:=ROUND((2^[.$H$14] / [.$G21] * [.$H$13] * 0.001)/2^([.$E21]-[.I$17]))" office:value-type="float" office:value="10" calcext:value-type="float">
            <text:p>10</text:p>
          </table:table-cell>
          <table:table-cell table:formula="of:=ROUND((2^[.$H$14] / [.$G21] * [.$H$13] * 0.001)/2^([.$E21]-[.J$17]))" office:value-type="float" office:value="19" calcext:value-type="float">
            <text:p>19</text:p>
          </table:table-cell>
          <table:table-cell/>
          <table:table-cell table:formula="of:=[.H21]/[.L21]" office:value-type="float" office:value="256" calcext:value-type="float">
            <text:p>256</text:p>
          </table:table-cell>
          <table:table-cell table:formula="of:=[.I21]/[.M21]" office:value-type="float" office:value="128" calcext:value-type="float">
            <text:p>128</text:p>
          </table:table-cell>
          <table:table-cell table:formula="of:=[.J21]/[.N21]" office:value-type="float" office:value="64" calcext:value-type="float">
            <text:p>64</text:p>
          </table:table-cell>
          <table:table-cell/>
          <table:table-cell table:formula="of:=ROUND([.$G21]*1000*[.H21]/2^[.$H$14];3)" office:value-type="float" office:value="78.125" calcext:value-type="float">
            <text:p>78.125</text:p>
          </table:table-cell>
          <table:table-cell table:formula="of:=ROUND([.$G21]*1000*[.I21]/2^[.$H$14];3)" office:value-type="float" office:value="78.125" calcext:value-type="float">
            <text:p>78.125</text:p>
          </table:table-cell>
          <table:table-cell table:formula="of:=ROUND([.$G21]*1000*[.J21]/2^[.$H$14];3)" office:value-type="float" office:value="74.219" calcext:value-type="float">
            <text:p>74.2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OUND(2^[.$H$14] / [.$G22] * [.$B$13])" office:value-type="float" office:value="145636" calcext:value-type="float">
            <text:p>145636</text:p>
          </table:table-cell>
          <table:table-cell table:number-columns-repeated="2"/>
          <table:table-cell table:formula="of:=ROUNDUP(LOG(2^[.$H$14] / [.$G22] * [.$H$13] * 0.001;2))" office:value-type="float" office:value="11" calcext:value-type="float">
            <text:p>1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ROUND((2^[.$H$14] / [.$G22] * [.$H$13] * 0.001)/2^([.$E22]-[.H$17]))*2^([.$E22]-[.H$17])" office:value-type="float" office:value="1024" calcext:value-type="float">
            <text:p>1024</text:p>
          </table:table-cell>
          <table:table-cell table:formula="of:=ROUND((2^[.$H$14] / [.$G22] * [.$H$13] * 0.001)/2^([.$E22]-[.I$17]))*2^([.$E22]-[.I$17])" office:value-type="float" office:value="1152" calcext:value-type="float">
            <text:p>1152</text:p>
          </table:table-cell>
          <table:table-cell table:formula="of:=ROUND((2^[.$H$14] / [.$G22] * [.$H$13] * 0.001)/2^([.$E22]-[.J$17]))*2^([.$E22]-[.J$17])" office:value-type="float" office:value="1088" calcext:value-type="float">
            <text:p>1088</text:p>
          </table:table-cell>
          <table:table-cell/>
          <table:table-cell table:formula="of:=ROUND((2^[.$H$14] / [.$G22] * [.$H$13] * 0.001)/2^([.$E22]-[.H$17]))" office:value-type="float" office:value="4" calcext:value-type="float">
            <text:p>4</text:p>
          </table:table-cell>
          <table:table-cell table:formula="of:=ROUND((2^[.$H$14] / [.$G22] * [.$H$13] * 0.001)/2^([.$E22]-[.I$17]))" office:value-type="float" office:value="9" calcext:value-type="float">
            <text:p>9</text:p>
          </table:table-cell>
          <table:table-cell table:formula="of:=ROUND((2^[.$H$14] / [.$G22] * [.$H$13] * 0.001)/2^([.$E22]-[.J$17]))" office:value-type="float" office:value="17" calcext:value-type="float">
            <text:p>17</text:p>
          </table:table-cell>
          <table:table-cell/>
          <table:table-cell table:formula="of:=[.H22]/[.L22]" office:value-type="float" office:value="256" calcext:value-type="float">
            <text:p>256</text:p>
          </table:table-cell>
          <table:table-cell table:formula="of:=[.I22]/[.M22]" office:value-type="float" office:value="128" calcext:value-type="float">
            <text:p>128</text:p>
          </table:table-cell>
          <table:table-cell table:formula="of:=[.J22]/[.N22]" office:value-type="float" office:value="64" calcext:value-type="float">
            <text:p>64</text:p>
          </table:table-cell>
          <table:table-cell/>
          <table:table-cell table:formula="of:=ROUND([.$G22]*1000*[.H22]/2^[.$H$14];3)" office:value-type="float" office:value="70.313" calcext:value-type="float">
            <text:p>70.313</text:p>
          </table:table-cell>
          <table:table-cell table:formula="of:=ROUND([.$G22]*1000*[.I22]/2^[.$H$14];3)" office:value-type="float" office:value="79.102" calcext:value-type="float">
            <text:p>79.102</text:p>
          </table:table-cell>
          <table:table-cell table:formula="of:=ROUND([.$G22]*1000*[.J22]/2^[.$H$14];3)" office:value-type="float" office:value="74.707" calcext:value-type="float">
            <text:p>74.7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OUND(2^[.$H$14] / [.$G23] * [.$B$13])" office:value-type="float" office:value="131072" calcext:value-type="float">
            <text:p>131072</text:p>
          </table:table-cell>
          <table:table-cell table:number-columns-repeated="2"/>
          <table:table-cell table:formula="of:=ROUNDUP(LOG(2^[.$H$14] / [.$G23] * [.$H$13] * 0.001;2))"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ROUND((2^[.$H$14] / [.$G23] * [.$H$13] * 0.001)/2^([.$E23]-[.H$17]))*2^([.$E23]-[.H$17])" office:value-type="float" office:value="1024" calcext:value-type="float">
            <text:p>1024</text:p>
          </table:table-cell>
          <table:table-cell table:formula="of:=ROUND((2^[.$H$14] / [.$G23] * [.$H$13] * 0.001)/2^([.$E23]-[.I$17]))*2^([.$E23]-[.I$17])" office:value-type="float" office:value="960" calcext:value-type="float">
            <text:p>960</text:p>
          </table:table-cell>
          <table:table-cell table:formula="of:=ROUND((2^[.$H$14] / [.$G23] * [.$H$13] * 0.001)/2^([.$E23]-[.J$17]))*2^([.$E23]-[.J$17])" office:value-type="float" office:value="992" calcext:value-type="float">
            <text:p>992</text:p>
          </table:table-cell>
          <table:table-cell/>
          <table:table-cell office:value-type="float" office:value="4" calcext:value-type="float">
            <text:p>4</text:p>
          </table:table-cell>
          <table:table-cell table:formula="of:=ROUND((2^[.$H$14] / [.$G23] * [.$H$13] * 0.001)/2^([.$E23]-[.I$17]))" office:value-type="float" office:value="15" calcext:value-type="float">
            <text:p>15</text:p>
          </table:table-cell>
          <table:table-cell table:formula="of:=ROUND((2^[.$H$14] / [.$G23] * [.$H$13] * 0.001)/2^([.$E23]-[.J$17]))" office:value-type="float" office:value="31" calcext:value-type="float">
            <text:p>31</text:p>
          </table:table-cell>
          <table:table-cell/>
          <table:table-cell table:formula="of:=[.H23]/[.L23]" office:value-type="float" office:value="256" calcext:value-type="float">
            <text:p>256</text:p>
          </table:table-cell>
          <table:table-cell table:formula="of:=[.I23]/[.M23]" office:value-type="float" office:value="64" calcext:value-type="float">
            <text:p>64</text:p>
          </table:table-cell>
          <table:table-cell table:formula="of:=[.J23]/[.N23]" office:value-type="float" office:value="32" calcext:value-type="float">
            <text:p>32</text:p>
          </table:table-cell>
          <table:table-cell/>
          <table:table-cell table:formula="of:=ROUND([.$G23]*1000*[.H23]/2^[.$H$14];3)" office:value-type="float" office:value="78.125" calcext:value-type="float">
            <text:p>78.125</text:p>
          </table:table-cell>
          <table:table-cell table:formula="of:=ROUND([.$G23]*1000*[.I23]/2^[.$H$14];3)" office:value-type="float" office:value="73.242" calcext:value-type="float">
            <text:p>73.242</text:p>
          </table:table-cell>
          <table:table-cell table:formula="of:=ROUND([.$G23]*1000*[.J23]/2^[.$H$14];3)" office:value-type="float" office:value="75.684" calcext:value-type="float">
            <text:p>75.6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OUND(2^[.$H$14] / [.$G24] * [.$B$13])" office:value-type="float" office:value="119156" calcext:value-type="float">
            <text:p>119156</text:p>
          </table:table-cell>
          <table:table-cell table:number-columns-repeated="2"/>
          <table:table-cell table:formula="of:=ROUNDUP(LOG(2^[.$H$14] / [.$G24] * [.$H$13] * 0.001;2))"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 table:formula="of:=ROUND((2^[.$H$14] / [.$G24] * [.$H$13] * 0.001)/2^([.$E24]-[.H$17]))*2^([.$E24]-[.H$17])" office:value-type="float" office:value="896" calcext:value-type="float">
            <text:p>896</text:p>
          </table:table-cell>
          <table:table-cell table:formula="of:=ROUND((2^[.$H$14] / [.$G24] * [.$H$13] * 0.001)/2^([.$E24]-[.I$17]))*2^([.$E24]-[.I$17])" office:value-type="float" office:value="896" calcext:value-type="float">
            <text:p>896</text:p>
          </table:table-cell>
          <table:table-cell table:formula="of:=ROUND((2^[.$H$14] / [.$G24] * [.$H$13] * 0.001)/2^([.$E24]-[.J$17]))*2^([.$E24]-[.J$17])" office:value-type="float" office:value="896" calcext:value-type="float">
            <text:p>896</text:p>
          </table:table-cell>
          <table:table-cell/>
          <table:table-cell table:formula="of:=ROUND((2^[.$H$14] / [.$G24] * [.$H$13] * 0.001)/2^([.$E24]-[.H$17]))" office:value-type="float" office:value="7" calcext:value-type="float">
            <text:p>7</text:p>
          </table:table-cell>
          <table:table-cell table:formula="of:=ROUND((2^[.$H$14] / [.$G24] * [.$H$13] * 0.001)/2^([.$E24]-[.I$17]))" office:value-type="float" office:value="14" calcext:value-type="float">
            <text:p>14</text:p>
          </table:table-cell>
          <table:table-cell table:formula="of:=ROUND((2^[.$H$14] / [.$G24] * [.$H$13] * 0.001)/2^([.$E24]-[.J$17]))" office:value-type="float" office:value="28" calcext:value-type="float">
            <text:p>28</text:p>
          </table:table-cell>
          <table:table-cell/>
          <table:table-cell table:formula="of:=[.H24]/[.L24]" office:value-type="float" office:value="128" calcext:value-type="float">
            <text:p>128</text:p>
          </table:table-cell>
          <table:table-cell table:formula="of:=[.I24]/[.M24]" office:value-type="float" office:value="64" calcext:value-type="float">
            <text:p>64</text:p>
          </table:table-cell>
          <table:table-cell table:formula="of:=[.J24]/[.N24]" office:value-type="float" office:value="32" calcext:value-type="float">
            <text:p>32</text:p>
          </table:table-cell>
          <table:table-cell/>
          <table:table-cell table:formula="of:=ROUND([.$G24]*1000*[.H24]/2^[.$H$14];3)" office:value-type="float" office:value="75.195" calcext:value-type="float">
            <text:p>75.195</text:p>
          </table:table-cell>
          <table:table-cell table:formula="of:=ROUND([.$G24]*1000*[.I24]/2^[.$H$14];3)" office:value-type="float" office:value="75.195" calcext:value-type="float">
            <text:p>75.195</text:p>
          </table:table-cell>
          <table:table-cell table:formula="of:=ROUND([.$G24]*1000*[.J24]/2^[.$H$14];3)" office:value-type="float" office:value="75.195" calcext:value-type="float">
            <text:p>75.1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OUND(2^[.$H$14] / [.$G25] * [.$B$13])" office:value-type="float" office:value="109227" calcext:value-type="float">
            <text:p>109227</text:p>
          </table:table-cell>
          <table:table-cell table:number-columns-repeated="2"/>
          <table:table-cell table:formula="of:=ROUNDUP(LOG(2^[.$H$14] / [.$G25] * [.$H$13] * 0.001;2))" office:value-type="float" office:value="10" calcext:value-type="float">
            <text:p>1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ROUND((2^[.$H$14] / [.$G25] * [.$H$13] * 0.001)/2^([.$E25]-[.H$17]))*2^([.$E25]-[.H$17])" office:value-type="float" office:value="768" calcext:value-type="float">
            <text:p>768</text:p>
          </table:table-cell>
          <table:table-cell table:formula="of:=ROUND((2^[.$H$14] / [.$G25] * [.$H$13] * 0.001)/2^([.$E25]-[.I$17]))*2^([.$E25]-[.I$17])" office:value-type="float" office:value="832" calcext:value-type="float">
            <text:p>832</text:p>
          </table:table-cell>
          <table:table-cell table:formula="of:=ROUND((2^[.$H$14] / [.$G25] * [.$H$13] * 0.001)/2^([.$E25]-[.J$17]))*2^([.$E25]-[.J$17])" office:value-type="float" office:value="832" calcext:value-type="float">
            <text:p>832</text:p>
          </table:table-cell>
          <table:table-cell/>
          <table:table-cell table:formula="of:=ROUND((2^[.$H$14] / [.$G25] * [.$H$13] * 0.001)/2^([.$E25]-[.H$17]))" office:value-type="float" office:value="6" calcext:value-type="float">
            <text:p>6</text:p>
          </table:table-cell>
          <table:table-cell table:formula="of:=ROUND((2^[.$H$14] / [.$G25] * [.$H$13] * 0.001)/2^([.$E25]-[.I$17]))" office:value-type="float" office:value="13" calcext:value-type="float">
            <text:p>13</text:p>
          </table:table-cell>
          <table:table-cell table:formula="of:=ROUND((2^[.$H$14] / [.$G25] * [.$H$13] * 0.001)/2^([.$E25]-[.J$17]))" office:value-type="float" office:value="26" calcext:value-type="float">
            <text:p>26</text:p>
          </table:table-cell>
          <table:table-cell/>
          <table:table-cell table:formula="of:=[.H25]/[.L25]" office:value-type="float" office:value="128" calcext:value-type="float">
            <text:p>128</text:p>
          </table:table-cell>
          <table:table-cell table:formula="of:=[.I25]/[.M25]" office:value-type="float" office:value="64" calcext:value-type="float">
            <text:p>64</text:p>
          </table:table-cell>
          <table:table-cell table:formula="of:=[.J25]/[.N25]" office:value-type="float" office:value="32" calcext:value-type="float">
            <text:p>32</text:p>
          </table:table-cell>
          <table:table-cell/>
          <table:table-cell table:formula="of:=ROUND([.$G25]*1000*[.H25]/2^[.$H$14];3)" office:value-type="float" office:value="70.313" calcext:value-type="float">
            <text:p>70.313</text:p>
          </table:table-cell>
          <table:table-cell table:formula="of:=ROUND([.$G25]*1000*[.I25]/2^[.$H$14];3)" office:value-type="float" office:value="76.172" calcext:value-type="float">
            <text:p>76.172</text:p>
          </table:table-cell>
          <table:table-cell table:formula="of:=ROUND([.$G25]*1000*[.J25]/2^[.$H$14];3)" office:value-type="float" office:value="76.172" calcext:value-type="float">
            <text:p>76.1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OUND(2^[.$H$14] / [.$G26] * [.$B$13])" office:value-type="float" office:value="100825" calcext:value-type="float">
            <text:p>100825</text:p>
          </table:table-cell>
          <table:table-cell table:number-columns-repeated="2"/>
          <table:table-cell table:formula="of:=ROUNDUP(LOG(2^[.$H$14] / [.$G26] * [.$H$13] * 0.001;2))" office:value-type="float" office:value="10" calcext:value-type="float">
            <text:p>1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ROUND((2^[.$H$14] / [.$G26] * [.$H$13] * 0.001)/2^([.$E26]-[.H$17]))*2^([.$E26]-[.H$17])" office:value-type="float" office:value="768" calcext:value-type="float">
            <text:p>768</text:p>
          </table:table-cell>
          <table:table-cell table:formula="of:=ROUND((2^[.$H$14] / [.$G26] * [.$H$13] * 0.001)/2^([.$E26]-[.I$17]))*2^([.$E26]-[.I$17])" office:value-type="float" office:value="768" calcext:value-type="float">
            <text:p>768</text:p>
          </table:table-cell>
          <table:table-cell table:formula="of:=ROUND((2^[.$H$14] / [.$G26] * [.$H$13] * 0.001)/2^([.$E26]-[.J$17]))*2^([.$E26]-[.J$17])" office:value-type="float" office:value="768" calcext:value-type="float">
            <text:p>768</text:p>
          </table:table-cell>
          <table:table-cell/>
          <table:table-cell table:formula="of:=ROUND((2^[.$H$14] / [.$G26] * [.$H$13] * 0.001)/2^([.$E26]-[.H$17]))" office:value-type="float" office:value="6" calcext:value-type="float">
            <text:p>6</text:p>
          </table:table-cell>
          <table:table-cell table:formula="of:=ROUND((2^[.$H$14] / [.$G26] * [.$H$13] * 0.001)/2^([.$E26]-[.I$17]))" office:value-type="float" office:value="12" calcext:value-type="float">
            <text:p>12</text:p>
          </table:table-cell>
          <table:table-cell table:formula="of:=ROUND((2^[.$H$14] / [.$G26] * [.$H$13] * 0.001)/2^([.$E26]-[.J$17]))" office:value-type="float" office:value="24" calcext:value-type="float">
            <text:p>24</text:p>
          </table:table-cell>
          <table:table-cell/>
          <table:table-cell table:formula="of:=[.H26]/[.L26]" office:value-type="float" office:value="128" calcext:value-type="float">
            <text:p>128</text:p>
          </table:table-cell>
          <table:table-cell table:formula="of:=[.I26]/[.M26]" office:value-type="float" office:value="64" calcext:value-type="float">
            <text:p>64</text:p>
          </table:table-cell>
          <table:table-cell table:formula="of:=[.J26]/[.N26]" office:value-type="float" office:value="32" calcext:value-type="float">
            <text:p>32</text:p>
          </table:table-cell>
          <table:table-cell/>
          <table:table-cell table:formula="of:=ROUND([.$G26]*1000*[.H26]/2^[.$H$14];3)" office:value-type="float" office:value="76.172" calcext:value-type="float">
            <text:p>76.172</text:p>
          </table:table-cell>
          <table:table-cell table:formula="of:=ROUND([.$G26]*1000*[.I26]/2^[.$H$14];3)" office:value-type="float" office:value="76.172" calcext:value-type="float">
            <text:p>76.172</text:p>
          </table:table-cell>
          <table:table-cell table:formula="of:=ROUND([.$G26]*1000*[.J26]/2^[.$H$14];3)" office:value-type="float" office:value="76.172" calcext:value-type="float">
            <text:p>76.1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OUND(2^[.$H$14] / [.$G27] * [.$B$13])" office:value-type="float" office:value="93623" calcext:value-type="float">
            <text:p>93623</text:p>
          </table:table-cell>
          <table:table-cell table:number-columns-repeated="2"/>
          <table:table-cell table:formula="of:=ROUNDUP(LOG(2^[.$H$14] / [.$G27] * [.$H$13] * 0.001;2))" office:value-type="float" office:value="10" calcext:value-type="float">
            <text:p>1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ROUND((2^[.$H$14] / [.$G27] * [.$H$13] * 0.001)/2^([.$E27]-[.H$17]))*2^([.$E27]-[.H$17])" office:value-type="float" office:value="640" calcext:value-type="float">
            <text:p>640</text:p>
          </table:table-cell>
          <table:table-cell table:formula="of:=ROUND((2^[.$H$14] / [.$G27] * [.$H$13] * 0.001)/2^([.$E27]-[.I$17]))*2^([.$E27]-[.I$17])" office:value-type="float" office:value="704" calcext:value-type="float">
            <text:p>704</text:p>
          </table:table-cell>
          <table:table-cell table:formula="of:=ROUND((2^[.$H$14] / [.$G27] * [.$H$13] * 0.001)/2^([.$E27]-[.J$17]))*2^([.$E27]-[.J$17])" office:value-type="float" office:value="704" calcext:value-type="float">
            <text:p>704</text:p>
          </table:table-cell>
          <table:table-cell/>
          <table:table-cell table:formula="of:=ROUND((2^[.$H$14] / [.$G27] * [.$H$13] * 0.001)/2^([.$E27]-[.H$17]))" office:value-type="float" office:value="5" calcext:value-type="float">
            <text:p>5</text:p>
          </table:table-cell>
          <table:table-cell table:formula="of:=ROUND((2^[.$H$14] / [.$G27] * [.$H$13] * 0.001)/2^([.$E27]-[.I$17]))" office:value-type="float" office:value="11" calcext:value-type="float">
            <text:p>11</text:p>
          </table:table-cell>
          <table:table-cell table:formula="of:=ROUND((2^[.$H$14] / [.$G27] * [.$H$13] * 0.001)/2^([.$E27]-[.J$17]))" office:value-type="float" office:value="22" calcext:value-type="float">
            <text:p>22</text:p>
          </table:table-cell>
          <table:table-cell/>
          <table:table-cell table:formula="of:=[.H27]/[.L27]" office:value-type="float" office:value="128" calcext:value-type="float">
            <text:p>128</text:p>
          </table:table-cell>
          <table:table-cell table:formula="of:=[.I27]/[.M27]" office:value-type="float" office:value="64" calcext:value-type="float">
            <text:p>64</text:p>
          </table:table-cell>
          <table:table-cell table:formula="of:=[.J27]/[.N27]" office:value-type="float" office:value="32" calcext:value-type="float">
            <text:p>32</text:p>
          </table:table-cell>
          <table:table-cell/>
          <table:table-cell table:formula="of:=ROUND([.$G27]*1000*[.H27]/2^[.$H$14];3)" office:value-type="float" office:value="68.359" calcext:value-type="float">
            <text:p>68.359</text:p>
          </table:table-cell>
          <table:table-cell table:formula="of:=ROUND([.$G27]*1000*[.I27]/2^[.$H$14];3)" office:value-type="float" office:value="75.195" calcext:value-type="float">
            <text:p>75.195</text:p>
          </table:table-cell>
          <table:table-cell table:formula="of:=ROUND([.$G27]*1000*[.J27]/2^[.$H$14];3)" office:value-type="float" office:value="75.195" calcext:value-type="float">
            <text:p>75.1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OUND(2^[.$H$14] / [.$G28] * [.$B$13])" office:value-type="float" office:value="87381" calcext:value-type="float">
            <text:p>87381</text:p>
          </table:table-cell>
          <table:table-cell table:number-columns-repeated="2"/>
          <table:table-cell table:formula="of:=ROUNDUP(LOG(2^[.$H$14] / [.$G28] * [.$H$13] * 0.001;2))"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ROUND((2^[.$H$14] / [.$G28] * [.$H$13] * 0.001)/2^([.$E28]-[.H$17]))*2^([.$E28]-[.H$17])" office:value-type="float" office:value="640" calcext:value-type="float">
            <text:p>640</text:p>
          </table:table-cell>
          <table:table-cell table:formula="of:=ROUND((2^[.$H$14] / [.$G28] * [.$H$13] * 0.001)/2^([.$E28]-[.I$17]))*2^([.$E28]-[.I$17])" office:value-type="float" office:value="640" calcext:value-type="float">
            <text:p>640</text:p>
          </table:table-cell>
          <table:table-cell table:formula="of:=ROUND((2^[.$H$14] / [.$G28] * [.$H$13] * 0.001)/2^([.$E28]-[.J$17]))*2^([.$E28]-[.J$17])" office:value-type="float" office:value="640" calcext:value-type="float">
            <text:p>640</text:p>
          </table:table-cell>
          <table:table-cell/>
          <table:table-cell table:formula="of:=ROUND((2^[.$H$14] / [.$G28] * [.$H$13] * 0.001)/2^([.$E28]-[.H$17]))" office:value-type="float" office:value="5" calcext:value-type="float">
            <text:p>5</text:p>
          </table:table-cell>
          <table:table-cell table:formula="of:=ROUND((2^[.$H$14] / [.$G28] * [.$H$13] * 0.001)/2^([.$E28]-[.I$17]))" office:value-type="float" office:value="10" calcext:value-type="float">
            <text:p>10</text:p>
          </table:table-cell>
          <table:table-cell table:formula="of:=ROUND((2^[.$H$14] / [.$G28] * [.$H$13] * 0.001)/2^([.$E28]-[.J$17]))" office:value-type="float" office:value="20" calcext:value-type="float">
            <text:p>20</text:p>
          </table:table-cell>
          <table:table-cell/>
          <table:table-cell table:formula="of:=[.H28]/[.L28]" office:value-type="float" office:value="128" calcext:value-type="float">
            <text:p>128</text:p>
          </table:table-cell>
          <table:table-cell table:formula="of:=[.I28]/[.M28]" office:value-type="float" office:value="64" calcext:value-type="float">
            <text:p>64</text:p>
          </table:table-cell>
          <table:table-cell table:formula="of:=[.J28]/[.N28]" office:value-type="float" office:value="32" calcext:value-type="float">
            <text:p>32</text:p>
          </table:table-cell>
          <table:table-cell/>
          <table:table-cell table:formula="of:=ROUND([.$G28]*1000*[.H28]/2^[.$H$14];3)" office:value-type="float" office:value="73.242" calcext:value-type="float">
            <text:p>73.242</text:p>
          </table:table-cell>
          <table:table-cell table:formula="of:=ROUND([.$G28]*1000*[.I28]/2^[.$H$14];3)" office:value-type="float" office:value="73.242" calcext:value-type="float">
            <text:p>73.242</text:p>
          </table:table-cell>
          <table:table-cell table:formula="of:=ROUND([.$G28]*1000*[.J28]/2^[.$H$14];3)" office:value-type="float" office:value="73.242" calcext:value-type="float">
            <text:p>73.2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OUND(2^[.$H$14] / [.$G29] * [.$B$13])" office:value-type="float" office:value="81920" calcext:value-type="float">
            <text:p>81920</text:p>
          </table:table-cell>
          <table:table-cell table:number-columns-repeated="2"/>
          <table:table-cell table:formula="of:=ROUNDUP(LOG(2^[.$H$14] / [.$G29] * [.$H$13] * 0.001;2))" office:value-type="float" office:value="10" calcext:value-type="float">
            <text:p>1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ROUND((2^[.$H$14] / [.$G29] * [.$H$13] * 0.001)/2^([.$E29]-[.H$17]))*2^([.$E29]-[.H$17])" office:value-type="float" office:value="640" calcext:value-type="float">
            <text:p>640</text:p>
          </table:table-cell>
          <table:table-cell table:formula="of:=ROUND((2^[.$H$14] / [.$G29] * [.$H$13] * 0.001)/2^([.$E29]-[.I$17]))*2^([.$E29]-[.I$17])" office:value-type="float" office:value="640" calcext:value-type="float">
            <text:p>640</text:p>
          </table:table-cell>
          <table:table-cell table:formula="of:=ROUND((2^[.$H$14] / [.$G29] * [.$H$13] * 0.001)/2^([.$E29]-[.J$17]))*2^([.$E29]-[.J$17])" office:value-type="float" office:value="608" calcext:value-type="float">
            <text:p>608</text:p>
          </table:table-cell>
          <table:table-cell/>
          <table:table-cell table:formula="of:=ROUND((2^[.$H$14] / [.$G29] * [.$H$13] * 0.001)/2^([.$E29]-[.H$17]))" office:value-type="float" office:value="5" calcext:value-type="float">
            <text:p>5</text:p>
          </table:table-cell>
          <table:table-cell table:formula="of:=ROUND((2^[.$H$14] / [.$G29] * [.$H$13] * 0.001)/2^([.$E29]-[.I$17]))" office:value-type="float" office:value="10" calcext:value-type="float">
            <text:p>10</text:p>
          </table:table-cell>
          <table:table-cell table:formula="of:=ROUND((2^[.$H$14] / [.$G29] * [.$H$13] * 0.001)/2^([.$E29]-[.J$17]))" office:value-type="float" office:value="19" calcext:value-type="float">
            <text:p>19</text:p>
          </table:table-cell>
          <table:table-cell/>
          <table:table-cell table:formula="of:=[.H29]/[.L29]" office:value-type="float" office:value="128" calcext:value-type="float">
            <text:p>128</text:p>
          </table:table-cell>
          <table:table-cell table:formula="of:=[.I29]/[.M29]" office:value-type="float" office:value="64" calcext:value-type="float">
            <text:p>64</text:p>
          </table:table-cell>
          <table:table-cell table:formula="of:=[.J29]/[.N29]" office:value-type="float" office:value="32" calcext:value-type="float">
            <text:p>32</text:p>
          </table:table-cell>
          <table:table-cell/>
          <table:table-cell table:formula="of:=ROUND([.$G29]*1000*[.H29]/2^[.$H$14];3)" office:value-type="float" office:value="78.125" calcext:value-type="float">
            <text:p>78.125</text:p>
          </table:table-cell>
          <table:table-cell table:formula="of:=ROUND([.$G29]*1000*[.I29]/2^[.$H$14];3)" office:value-type="float" office:value="78.125" calcext:value-type="float">
            <text:p>78.125</text:p>
          </table:table-cell>
          <table:table-cell table:formula="of:=ROUND([.$G29]*1000*[.J29]/2^[.$H$14];3)" office:value-type="float" office:value="74.219" calcext:value-type="float">
            <text:p>74.21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OUND(2^[.$H$14] / [.$G30] * [.$B$13])" office:value-type="float" office:value="77101" calcext:value-type="float">
            <text:p>77101</text:p>
          </table:table-cell>
          <table:table-cell table:number-columns-repeated="2"/>
          <table:table-cell table:formula="of:=ROUNDUP(LOG(2^[.$H$14] / [.$G30] * [.$H$13] * 0.001;2))" office:value-type="float" office:value="10" calcext:value-type="float">
            <text:p>1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ROUND((2^[.$H$14] / [.$G30] * [.$H$13] * 0.001)/2^([.$E30]-[.H$17]))*2^([.$E30]-[.H$17])" office:value-type="float" office:value="640" calcext:value-type="float">
            <text:p>640</text:p>
          </table:table-cell>
          <table:table-cell table:formula="of:=ROUND((2^[.$H$14] / [.$G30] * [.$H$13] * 0.001)/2^([.$E30]-[.I$17]))*2^([.$E30]-[.I$17])" office:value-type="float" office:value="576" calcext:value-type="float">
            <text:p>576</text:p>
          </table:table-cell>
          <table:table-cell table:formula="of:=ROUND((2^[.$H$14] / [.$G30] * [.$H$13] * 0.001)/2^([.$E30]-[.J$17]))*2^([.$E30]-[.J$17])" office:value-type="float" office:value="576" calcext:value-type="float">
            <text:p>576</text:p>
          </table:table-cell>
          <table:table-cell/>
          <table:table-cell table:formula="of:=ROUND((2^[.$H$14] / [.$G30] * [.$H$13] * 0.001)/2^([.$E30]-[.H$17]))" office:value-type="float" office:value="5" calcext:value-type="float">
            <text:p>5</text:p>
          </table:table-cell>
          <table:table-cell table:formula="of:=ROUND((2^[.$H$14] / [.$G30] * [.$H$13] * 0.001)/2^([.$E30]-[.I$17]))" office:value-type="float" office:value="9" calcext:value-type="float">
            <text:p>9</text:p>
          </table:table-cell>
          <table:table-cell table:formula="of:=ROUND((2^[.$H$14] / [.$G30] * [.$H$13] * 0.001)/2^([.$E30]-[.J$17]))" office:value-type="float" office:value="18" calcext:value-type="float">
            <text:p>18</text:p>
          </table:table-cell>
          <table:table-cell/>
          <table:table-cell table:formula="of:=[.H30]/[.L30]" office:value-type="float" office:value="128" calcext:value-type="float">
            <text:p>128</text:p>
          </table:table-cell>
          <table:table-cell table:formula="of:=[.I30]/[.M30]" office:value-type="float" office:value="64" calcext:value-type="float">
            <text:p>64</text:p>
          </table:table-cell>
          <table:table-cell table:formula="of:=[.J30]/[.N30]" office:value-type="float" office:value="32" calcext:value-type="float">
            <text:p>32</text:p>
          </table:table-cell>
          <table:table-cell/>
          <table:table-cell table:formula="of:=ROUND([.$G30]*1000*[.H30]/2^[.$H$14];3)" office:value-type="float" office:value="83.008" calcext:value-type="float">
            <text:p>83.008</text:p>
          </table:table-cell>
          <table:table-cell table:formula="of:=ROUND([.$G30]*1000*[.I30]/2^[.$H$14];3)" office:value-type="float" office:value="74.707" calcext:value-type="float">
            <text:p>74.707</text:p>
          </table:table-cell>
          <table:table-cell table:formula="of:=ROUND([.$G30]*1000*[.J30]/2^[.$H$14];3)" office:value-type="float" office:value="74.707" calcext:value-type="float">
            <text:p>74.7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OUND(2^[.$H$14] / [.$G31] * [.$B$13])" office:value-type="float" office:value="72818" calcext:value-type="float">
            <text:p>72818</text:p>
          </table:table-cell>
          <table:table-cell table:number-columns-repeated="2"/>
          <table:table-cell table:formula="of:=ROUNDUP(LOG(2^[.$H$14] / [.$G31] * [.$H$13] * 0.001;2))"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ROUND((2^[.$H$14] / [.$G31] * [.$H$13] * 0.001)/2^([.$E31]-[.H$17]))*2^([.$E31]-[.H$17])" office:value-type="float" office:value="512" calcext:value-type="float">
            <text:p>512</text:p>
          </table:table-cell>
          <table:table-cell table:formula="of:=ROUND((2^[.$H$14] / [.$G31] * [.$H$13] * 0.001)/2^([.$E31]-[.I$17]))*2^([.$E31]-[.I$17])" office:value-type="float" office:value="576" calcext:value-type="float">
            <text:p>576</text:p>
          </table:table-cell>
          <table:table-cell table:formula="of:=ROUND((2^[.$H$14] / [.$G31] * [.$H$13] * 0.001)/2^([.$E31]-[.J$17]))*2^([.$E31]-[.J$17])" office:value-type="float" office:value="544" calcext:value-type="float">
            <text:p>544</text:p>
          </table:table-cell>
          <table:table-cell/>
          <table:table-cell table:formula="of:=ROUND((2^[.$H$14] / [.$G31] * [.$H$13] * 0.001)/2^([.$E31]-[.H$17]))" office:value-type="float" office:value="4" calcext:value-type="float">
            <text:p>4</text:p>
          </table:table-cell>
          <table:table-cell table:formula="of:=ROUND((2^[.$H$14] / [.$G31] * [.$H$13] * 0.001)/2^([.$E31]-[.I$17]))" office:value-type="float" office:value="9" calcext:value-type="float">
            <text:p>9</text:p>
          </table:table-cell>
          <table:table-cell table:formula="of:=ROUND((2^[.$H$14] / [.$G31] * [.$H$13] * 0.001)/2^([.$E31]-[.J$17]))" office:value-type="float" office:value="17" calcext:value-type="float">
            <text:p>17</text:p>
          </table:table-cell>
          <table:table-cell/>
          <table:table-cell table:formula="of:=[.H31]/[.L31]" office:value-type="float" office:value="128" calcext:value-type="float">
            <text:p>128</text:p>
          </table:table-cell>
          <table:table-cell table:formula="of:=[.I31]/[.M31]" office:value-type="float" office:value="64" calcext:value-type="float">
            <text:p>64</text:p>
          </table:table-cell>
          <table:table-cell table:formula="of:=[.J31]/[.N31]" office:value-type="float" office:value="32" calcext:value-type="float">
            <text:p>32</text:p>
          </table:table-cell>
          <table:table-cell/>
          <table:table-cell table:formula="of:=ROUND([.$G31]*1000*[.H31]/2^[.$H$14];3)" office:value-type="float" office:value="70.313" calcext:value-type="float">
            <text:p>70.313</text:p>
          </table:table-cell>
          <table:table-cell table:formula="of:=ROUND([.$G31]*1000*[.I31]/2^[.$H$14];3)" office:value-type="float" office:value="79.102" calcext:value-type="float">
            <text:p>79.102</text:p>
          </table:table-cell>
          <table:table-cell table:formula="of:=ROUND([.$G31]*1000*[.J31]/2^[.$H$14];3)" office:value-type="float" office:value="74.707" calcext:value-type="float">
            <text:p>74.70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OUND(2^[.$H$14] / [.$G32] * [.$B$13])" office:value-type="float" office:value="68985" calcext:value-type="float">
            <text:p>68985</text:p>
          </table:table-cell>
          <table:table-cell table:number-columns-repeated="2"/>
          <table:table-cell table:formula="of:=ROUNDUP(LOG(2^[.$H$14] / [.$G32] * [.$H$13] * 0.001;2))" office:value-type="float" office:value="10" calcext:value-type="float">
            <text:p>1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ROUND((2^[.$H$14] / [.$G32] * [.$H$13] * 0.001)/2^([.$E32]-[.H$17]))*2^([.$E32]-[.H$17])" office:value-type="float" office:value="512" calcext:value-type="float">
            <text:p>512</text:p>
          </table:table-cell>
          <table:table-cell table:formula="of:=ROUND((2^[.$H$14] / [.$G32] * [.$H$13] * 0.001)/2^([.$E32]-[.I$17]))*2^([.$E32]-[.I$17])" office:value-type="float" office:value="512" calcext:value-type="float">
            <text:p>512</text:p>
          </table:table-cell>
          <table:table-cell table:formula="of:=ROUND((2^[.$H$14] / [.$G32] * [.$H$13] * 0.001)/2^([.$E32]-[.J$17]))*2^([.$E32]-[.J$17])" office:value-type="float" office:value="512" calcext:value-type="float">
            <text:p>512</text:p>
          </table:table-cell>
          <table:table-cell/>
          <table:table-cell table:formula="of:=ROUND((2^[.$H$14] / [.$G32] * [.$H$13] * 0.001)/2^([.$E32]-[.H$17]))" office:value-type="float" office:value="4" calcext:value-type="float">
            <text:p>4</text:p>
          </table:table-cell>
          <table:table-cell table:formula="of:=ROUND((2^[.$H$14] / [.$G32] * [.$H$13] * 0.001)/2^([.$E32]-[.I$17]))" office:value-type="float" office:value="8" calcext:value-type="float">
            <text:p>8</text:p>
          </table:table-cell>
          <table:table-cell table:formula="of:=ROUND((2^[.$H$14] / [.$G32] * [.$H$13] * 0.001)/2^([.$E32]-[.J$17]))" office:value-type="float" office:value="16" calcext:value-type="float">
            <text:p>16</text:p>
          </table:table-cell>
          <table:table-cell/>
          <table:table-cell table:formula="of:=[.H32]/[.L32]" office:value-type="float" office:value="128" calcext:value-type="float">
            <text:p>128</text:p>
          </table:table-cell>
          <table:table-cell table:formula="of:=[.I32]/[.M32]" office:value-type="float" office:value="64" calcext:value-type="float">
            <text:p>64</text:p>
          </table:table-cell>
          <table:table-cell table:formula="of:=[.J32]/[.N32]" office:value-type="float" office:value="32" calcext:value-type="float">
            <text:p>32</text:p>
          </table:table-cell>
          <table:table-cell/>
          <table:table-cell table:formula="of:=ROUND([.$G32]*1000*[.H32]/2^[.$H$14];3)" office:value-type="float" office:value="74.219" calcext:value-type="float">
            <text:p>74.219</text:p>
          </table:table-cell>
          <table:table-cell table:formula="of:=ROUND([.$G32]*1000*[.I32]/2^[.$H$14];3)" office:value-type="float" office:value="74.219" calcext:value-type="float">
            <text:p>74.219</text:p>
          </table:table-cell>
          <table:table-cell table:formula="of:=ROUND([.$G32]*1000*[.J32]/2^[.$H$14];3)" office:value-type="float" office:value="74.219" calcext:value-type="float">
            <text:p>74.2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OUND(2^[.$H$14] / [.$G33] * [.$B$13])" office:value-type="float" office:value="65536" calcext:value-type="float">
            <text:p>65536</text:p>
          </table:table-cell>
          <table:table-cell table:number-columns-repeated="2"/>
          <table:table-cell table:formula="of:=ROUNDUP(LOG(2^[.$H$14] / [.$G33] * [.$H$13] * 0.001;2))" office:value-type="float" office:value="9" calcext:value-type="float">
            <text:p>9</text:p>
          </table:table-cell>
          <table:table-cell/>
          <table:table-cell office:value-type="float" office:value="40" calcext:value-type="float">
            <text:p>40</text:p>
          </table:table-cell>
          <table:table-cell table:formula="of:=ROUND((2^[.$H$14] / [.$G33] * [.$H$13] * 0.001)/2^([.$E33]-[.H$17]))*2^([.$E33]-[.H$17])" office:value-type="float" office:value="512" calcext:value-type="float">
            <text:p>512</text:p>
          </table:table-cell>
          <table:table-cell table:formula="of:=ROUND((2^[.$H$14] / [.$G33] * [.$H$13] * 0.001)/2^([.$E33]-[.I$17]))*2^([.$E33]-[.I$17])" office:value-type="float" office:value="480" calcext:value-type="float">
            <text:p>480</text:p>
          </table:table-cell>
          <table:table-cell table:formula="of:=ROUND((2^[.$H$14] / [.$G33] * [.$H$13] * 0.001)/2^([.$E33]-[.J$17]))*2^([.$E33]-[.J$17])" office:value-type="float" office:value="496" calcext:value-type="float">
            <text:p>496</text:p>
          </table:table-cell>
          <table:table-cell/>
          <table:table-cell office:value-type="float" office:value="4" calcext:value-type="float">
            <text:p>4</text:p>
          </table:table-cell>
          <table:table-cell table:formula="of:=ROUND((2^[.$H$14] / [.$G33] * [.$H$13] * 0.001)/2^([.$E33]-[.I$17]))" office:value-type="float" office:value="15" calcext:value-type="float">
            <text:p>15</text:p>
          </table:table-cell>
          <table:table-cell table:formula="of:=ROUND((2^[.$H$14] / [.$G33] * [.$H$13] * 0.001)/2^([.$E33]-[.J$17]))" office:value-type="float" office:value="31" calcext:value-type="float">
            <text:p>31</text:p>
          </table:table-cell>
          <table:table-cell/>
          <table:table-cell table:formula="of:=[.H33]/[.L33]" office:value-type="float" office:value="128" calcext:value-type="float">
            <text:p>128</text:p>
          </table:table-cell>
          <table:table-cell table:formula="of:=[.I33]/[.M33]" office:value-type="float" office:value="32" calcext:value-type="float">
            <text:p>32</text:p>
          </table:table-cell>
          <table:table-cell table:formula="of:=[.J33]/[.N33]" office:value-type="float" office:value="16" calcext:value-type="float">
            <text:p>16</text:p>
          </table:table-cell>
          <table:table-cell/>
          <table:table-cell table:formula="of:=ROUND([.$G33]*1000*[.H33]/2^[.$H$14];3)" office:value-type="float" office:value="78.125" calcext:value-type="float">
            <text:p>78.125</text:p>
          </table:table-cell>
          <table:table-cell table:formula="of:=ROUND([.$G33]*1000*[.I33]/2^[.$H$14];3)" office:value-type="float" office:value="73.242" calcext:value-type="float">
            <text:p>73.242</text:p>
          </table:table-cell>
          <table:table-cell table:formula="of:=ROUND([.$G33]*1000*[.J33]/2^[.$H$14];3)" office:value-type="float" office:value="75.684" calcext:value-type="float">
            <text:p>75.6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OUND(2^[.$H$14] / [.$G34] * [.$B$13])" office:value-type="float" office:value="62415" calcext:value-type="float">
            <text:p>62415</text:p>
          </table:table-cell>
          <table:table-cell table:number-columns-repeated="2"/>
          <table:table-cell table:formula="of:=ROUNDUP(LOG(2^[.$H$14] / [.$G34] * [.$H$13] * 0.001;2))" office:value-type="float" office:value="9" calcext:value-type="float">
            <text:p>9</text:p>
          </table:table-cell>
          <table:table-cell/>
          <table:table-cell office:value-type="float" office:value="42" calcext:value-type="float">
            <text:p>42</text:p>
          </table:table-cell>
          <table:table-cell table:formula="of:=ROUND((2^[.$H$14] / [.$G34] * [.$H$13] * 0.001)/2^([.$E34]-[.H$17]))*2^([.$E34]-[.H$17])" office:value-type="float" office:value="448" calcext:value-type="float">
            <text:p>448</text:p>
          </table:table-cell>
          <table:table-cell table:formula="of:=ROUND((2^[.$H$14] / [.$G34] * [.$H$13] * 0.001)/2^([.$E34]-[.I$17]))*2^([.$E34]-[.I$17])" office:value-type="float" office:value="480" calcext:value-type="float">
            <text:p>480</text:p>
          </table:table-cell>
          <table:table-cell table:formula="of:=ROUND((2^[.$H$14] / [.$G34] * [.$H$13] * 0.001)/2^([.$E34]-[.J$17]))*2^([.$E34]-[.J$17])" office:value-type="float" office:value="464" calcext:value-type="float">
            <text:p>464</text:p>
          </table:table-cell>
          <table:table-cell/>
          <table:table-cell table:formula="of:=ROUND((2^[.$H$14] / [.$G34] * [.$H$13] * 0.001)/2^([.$E34]-[.H$17]))" office:value-type="float" office:value="7" calcext:value-type="float">
            <text:p>7</text:p>
          </table:table-cell>
          <table:table-cell table:formula="of:=ROUND((2^[.$H$14] / [.$G34] * [.$H$13] * 0.001)/2^([.$E34]-[.I$17]))" office:value-type="float" office:value="15" calcext:value-type="float">
            <text:p>15</text:p>
          </table:table-cell>
          <table:table-cell table:formula="of:=ROUND((2^[.$H$14] / [.$G34] * [.$H$13] * 0.001)/2^([.$E34]-[.J$17]))" office:value-type="float" office:value="29" calcext:value-type="float">
            <text:p>29</text:p>
          </table:table-cell>
          <table:table-cell/>
          <table:table-cell table:formula="of:=[.H34]/[.L34]" office:value-type="float" office:value="64" calcext:value-type="float">
            <text:p>64</text:p>
          </table:table-cell>
          <table:table-cell table:formula="of:=[.I34]/[.M34]" office:value-type="float" office:value="32" calcext:value-type="float">
            <text:p>32</text:p>
          </table:table-cell>
          <table:table-cell table:formula="of:=[.J34]/[.N34]" office:value-type="float" office:value="16" calcext:value-type="float">
            <text:p>16</text:p>
          </table:table-cell>
          <table:table-cell/>
          <table:table-cell table:formula="of:=ROUND([.$G34]*1000*[.H34]/2^[.$H$14];3)" office:value-type="float" office:value="71.777" calcext:value-type="float">
            <text:p>71.777</text:p>
          </table:table-cell>
          <table:table-cell table:formula="of:=ROUND([.$G34]*1000*[.I34]/2^[.$H$14];3)" office:value-type="float" office:value="76.904" calcext:value-type="float">
            <text:p>76.904</text:p>
          </table:table-cell>
          <table:table-cell table:formula="of:=ROUND([.$G34]*1000*[.J34]/2^[.$H$14];3)" office:value-type="float" office:value="74.341" calcext:value-type="float">
            <text:p>74.34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OUND(2^[.$H$14] / [.$G35] * [.$B$13])" office:value-type="float" office:value="59578" calcext:value-type="float">
            <text:p>59578</text:p>
          </table:table-cell>
          <table:table-cell table:number-columns-repeated="2"/>
          <table:table-cell table:formula="of:=ROUNDUP(LOG(2^[.$H$14] / [.$G35] * [.$H$13] * 0.001;2))" office:value-type="float" office:value="9" calcext:value-type="float">
            <text:p>9</text:p>
          </table:table-cell>
          <table:table-cell/>
          <table:table-cell office:value-type="float" office:value="44" calcext:value-type="float">
            <text:p>44</text:p>
          </table:table-cell>
          <table:table-cell table:formula="of:=ROUND((2^[.$H$14] / [.$G35] * [.$H$13] * 0.001)/2^([.$E35]-[.H$17]))*2^([.$E35]-[.H$17])" office:value-type="float" office:value="448" calcext:value-type="float">
            <text:p>448</text:p>
          </table:table-cell>
          <table:table-cell table:formula="of:=ROUND((2^[.$H$14] / [.$G35] * [.$H$13] * 0.001)/2^([.$E35]-[.I$17]))*2^([.$E35]-[.I$17])" office:value-type="float" office:value="448" calcext:value-type="float">
            <text:p>448</text:p>
          </table:table-cell>
          <table:table-cell table:formula="of:=ROUND((2^[.$H$14] / [.$G35] * [.$H$13] * 0.001)/2^([.$E35]-[.J$17]))*2^([.$E35]-[.J$17])" office:value-type="float" office:value="448" calcext:value-type="float">
            <text:p>448</text:p>
          </table:table-cell>
          <table:table-cell/>
          <table:table-cell table:formula="of:=ROUND((2^[.$H$14] / [.$G35] * [.$H$13] * 0.001)/2^([.$E35]-[.H$17]))" office:value-type="float" office:value="7" calcext:value-type="float">
            <text:p>7</text:p>
          </table:table-cell>
          <table:table-cell table:formula="of:=ROUND((2^[.$H$14] / [.$G35] * [.$H$13] * 0.001)/2^([.$E35]-[.I$17]))" office:value-type="float" office:value="14" calcext:value-type="float">
            <text:p>14</text:p>
          </table:table-cell>
          <table:table-cell table:formula="of:=ROUND((2^[.$H$14] / [.$G35] * [.$H$13] * 0.001)/2^([.$E35]-[.J$17]))" office:value-type="float" office:value="28" calcext:value-type="float">
            <text:p>28</text:p>
          </table:table-cell>
          <table:table-cell/>
          <table:table-cell table:formula="of:=[.H35]/[.L35]" office:value-type="float" office:value="64" calcext:value-type="float">
            <text:p>64</text:p>
          </table:table-cell>
          <table:table-cell table:formula="of:=[.I35]/[.M35]" office:value-type="float" office:value="32" calcext:value-type="float">
            <text:p>32</text:p>
          </table:table-cell>
          <table:table-cell table:formula="of:=[.J35]/[.N35]" office:value-type="float" office:value="16" calcext:value-type="float">
            <text:p>16</text:p>
          </table:table-cell>
          <table:table-cell/>
          <table:table-cell table:formula="of:=ROUND([.$G35]*1000*[.H35]/2^[.$H$14];3)" office:value-type="float" office:value="75.195" calcext:value-type="float">
            <text:p>75.195</text:p>
          </table:table-cell>
          <table:table-cell table:formula="of:=ROUND([.$G35]*1000*[.I35]/2^[.$H$14];3)" office:value-type="float" office:value="75.195" calcext:value-type="float">
            <text:p>75.195</text:p>
          </table:table-cell>
          <table:table-cell table:formula="of:=ROUND([.$G35]*1000*[.J35]/2^[.$H$14];3)" office:value-type="float" office:value="75.195" calcext:value-type="float">
            <text:p>75.1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OUND(2^[.$H$14] / [.$G36] * [.$B$13])" office:value-type="float" office:value="56988" calcext:value-type="float">
            <text:p>56988</text:p>
          </table:table-cell>
          <table:table-cell table:number-columns-repeated="2"/>
          <table:table-cell table:formula="of:=ROUNDUP(LOG(2^[.$H$14] / [.$G36] * [.$H$13] * 0.001;2))" office:value-type="float" office:value="9" calcext:value-type="float">
            <text:p>9</text:p>
          </table:table-cell>
          <table:table-cell/>
          <table:table-cell office:value-type="float" office:value="46" calcext:value-type="float">
            <text:p>46</text:p>
          </table:table-cell>
          <table:table-cell table:formula="of:=ROUND((2^[.$H$14] / [.$G36] * [.$H$13] * 0.001)/2^([.$E36]-[.H$17]))*2^([.$E36]-[.H$17])" office:value-type="float" office:value="448" calcext:value-type="float">
            <text:p>448</text:p>
          </table:table-cell>
          <table:table-cell table:formula="of:=ROUND((2^[.$H$14] / [.$G36] * [.$H$13] * 0.001)/2^([.$E36]-[.I$17]))*2^([.$E36]-[.I$17])" office:value-type="float" office:value="416" calcext:value-type="float">
            <text:p>416</text:p>
          </table:table-cell>
          <table:table-cell table:formula="of:=ROUND((2^[.$H$14] / [.$G36] * [.$H$13] * 0.001)/2^([.$E36]-[.J$17]))*2^([.$E36]-[.J$17])" office:value-type="float" office:value="432" calcext:value-type="float">
            <text:p>432</text:p>
          </table:table-cell>
          <table:table-cell/>
          <table:table-cell table:formula="of:=ROUND((2^[.$H$14] / [.$G36] * [.$H$13] * 0.001)/2^([.$E36]-[.H$17]))" office:value-type="float" office:value="7" calcext:value-type="float">
            <text:p>7</text:p>
          </table:table-cell>
          <table:table-cell table:formula="of:=ROUND((2^[.$H$14] / [.$G36] * [.$H$13] * 0.001)/2^([.$E36]-[.I$17]))" office:value-type="float" office:value="13" calcext:value-type="float">
            <text:p>13</text:p>
          </table:table-cell>
          <table:table-cell table:formula="of:=ROUND((2^[.$H$14] / [.$G36] * [.$H$13] * 0.001)/2^([.$E36]-[.J$17]))" office:value-type="float" office:value="27" calcext:value-type="float">
            <text:p>27</text:p>
          </table:table-cell>
          <table:table-cell/>
          <table:table-cell table:formula="of:=[.H36]/[.L36]" office:value-type="float" office:value="64" calcext:value-type="float">
            <text:p>64</text:p>
          </table:table-cell>
          <table:table-cell table:formula="of:=[.I36]/[.M36]" office:value-type="float" office:value="32" calcext:value-type="float">
            <text:p>32</text:p>
          </table:table-cell>
          <table:table-cell table:formula="of:=[.J36]/[.N36]" office:value-type="float" office:value="16" calcext:value-type="float">
            <text:p>16</text:p>
          </table:table-cell>
          <table:table-cell/>
          <table:table-cell table:formula="of:=ROUND([.$G36]*1000*[.H36]/2^[.$H$14];3)" office:value-type="float" office:value="78.613" calcext:value-type="float">
            <text:p>78.613</text:p>
          </table:table-cell>
          <table:table-cell table:formula="of:=ROUND([.$G36]*1000*[.I36]/2^[.$H$14];3)" office:value-type="float" office:value="72.998" calcext:value-type="float">
            <text:p>72.998</text:p>
          </table:table-cell>
          <table:table-cell table:formula="of:=ROUND([.$G36]*1000*[.J36]/2^[.$H$14];3)" office:value-type="float" office:value="75.806" calcext:value-type="float">
            <text:p>75.8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OUND(2^[.$H$14] / [.$G37] * [.$B$13])" office:value-type="float" office:value="54613" calcext:value-type="float">
            <text:p>54613</text:p>
          </table:table-cell>
          <table:table-cell table:number-columns-repeated="2"/>
          <table:table-cell table:formula="of:=ROUNDUP(LOG(2^[.$H$14] / [.$G37] * [.$H$13] * 0.001;2))" office:value-type="float" office:value="9" calcext:value-type="float">
            <text:p>9</text:p>
          </table:table-cell>
          <table:table-cell/>
          <table:table-cell office:value-type="float" office:value="48" calcext:value-type="float">
            <text:p>48</text:p>
          </table:table-cell>
          <table:table-cell table:formula="of:=ROUND((2^[.$H$14] / [.$G37] * [.$H$13] * 0.001)/2^([.$E37]-[.H$17]))*2^([.$E37]-[.H$17])" office:value-type="float" office:value="384" calcext:value-type="float">
            <text:p>384</text:p>
          </table:table-cell>
          <table:table-cell table:formula="of:=ROUND((2^[.$H$14] / [.$G37] * [.$H$13] * 0.001)/2^([.$E37]-[.I$17]))*2^([.$E37]-[.I$17])" office:value-type="float" office:value="416" calcext:value-type="float">
            <text:p>416</text:p>
          </table:table-cell>
          <table:table-cell table:formula="of:=ROUND((2^[.$H$14] / [.$G37] * [.$H$13] * 0.001)/2^([.$E37]-[.J$17]))*2^([.$E37]-[.J$17])" office:value-type="float" office:value="416" calcext:value-type="float">
            <text:p>416</text:p>
          </table:table-cell>
          <table:table-cell/>
          <table:table-cell table:formula="of:=ROUND((2^[.$H$14] / [.$G37] * [.$H$13] * 0.001)/2^([.$E37]-[.H$17]))" office:value-type="float" office:value="6" calcext:value-type="float">
            <text:p>6</text:p>
          </table:table-cell>
          <table:table-cell table:formula="of:=ROUND((2^[.$H$14] / [.$G37] * [.$H$13] * 0.001)/2^([.$E37]-[.I$17]))" office:value-type="float" office:value="13" calcext:value-type="float">
            <text:p>13</text:p>
          </table:table-cell>
          <table:table-cell table:formula="of:=ROUND((2^[.$H$14] / [.$G37] * [.$H$13] * 0.001)/2^([.$E37]-[.J$17]))" office:value-type="float" office:value="26" calcext:value-type="float">
            <text:p>26</text:p>
          </table:table-cell>
          <table:table-cell/>
          <table:table-cell table:formula="of:=[.H37]/[.L37]" office:value-type="float" office:value="64" calcext:value-type="float">
            <text:p>64</text:p>
          </table:table-cell>
          <table:table-cell table:formula="of:=[.I37]/[.M37]" office:value-type="float" office:value="32" calcext:value-type="float">
            <text:p>32</text:p>
          </table:table-cell>
          <table:table-cell table:formula="of:=[.J37]/[.N37]" office:value-type="float" office:value="16" calcext:value-type="float">
            <text:p>16</text:p>
          </table:table-cell>
          <table:table-cell/>
          <table:table-cell table:formula="of:=ROUND([.$G37]*1000*[.H37]/2^[.$H$14];3)" office:value-type="float" office:value="70.313" calcext:value-type="float">
            <text:p>70.313</text:p>
          </table:table-cell>
          <table:table-cell table:formula="of:=ROUND([.$G37]*1000*[.I37]/2^[.$H$14];3)" office:value-type="float" office:value="76.172" calcext:value-type="float">
            <text:p>76.172</text:p>
          </table:table-cell>
          <table:table-cell table:formula="of:=ROUND([.$G37]*1000*[.J37]/2^[.$H$14];3)" office:value-type="float" office:value="76.172" calcext:value-type="float">
            <text:p>76.1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OUND(2^[.$H$14] / [.$G38] * [.$B$13])" office:value-type="float" office:value="52429" calcext:value-type="float">
            <text:p>52429</text:p>
          </table:table-cell>
          <table:table-cell table:number-columns-repeated="2"/>
          <table:table-cell table:formula="of:=ROUNDUP(LOG(2^[.$H$14] / [.$G38] * [.$H$13] * 0.001;2))"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table:formula="of:=ROUND((2^[.$H$14] / [.$G38] * [.$H$13] * 0.001)/2^([.$E38]-[.H$17]))*2^([.$E38]-[.H$17])" office:value-type="float" office:value="384" calcext:value-type="float">
            <text:p>384</text:p>
          </table:table-cell>
          <table:table-cell table:formula="of:=ROUND((2^[.$H$14] / [.$G38] * [.$H$13] * 0.001)/2^([.$E38]-[.I$17]))*2^([.$E38]-[.I$17])" office:value-type="float" office:value="384" calcext:value-type="float">
            <text:p>384</text:p>
          </table:table-cell>
          <table:table-cell table:formula="of:=ROUND((2^[.$H$14] / [.$G38] * [.$H$13] * 0.001)/2^([.$E38]-[.J$17]))*2^([.$E38]-[.J$17])" office:value-type="float" office:value="400" calcext:value-type="float">
            <text:p>400</text:p>
          </table:table-cell>
          <table:table-cell/>
          <table:table-cell table:formula="of:=ROUND((2^[.$H$14] / [.$G38] * [.$H$13] * 0.001)/2^([.$E38]-[.H$17]))" office:value-type="float" office:value="6" calcext:value-type="float">
            <text:p>6</text:p>
          </table:table-cell>
          <table:table-cell table:formula="of:=ROUND((2^[.$H$14] / [.$G38] * [.$H$13] * 0.001)/2^([.$E38]-[.I$17]))" office:value-type="float" office:value="12" calcext:value-type="float">
            <text:p>12</text:p>
          </table:table-cell>
          <table:table-cell table:formula="of:=ROUND((2^[.$H$14] / [.$G38] * [.$H$13] * 0.001)/2^([.$E38]-[.J$17]))" office:value-type="float" office:value="25" calcext:value-type="float">
            <text:p>25</text:p>
          </table:table-cell>
          <table:table-cell/>
          <table:table-cell table:formula="of:=[.H38]/[.L38]" office:value-type="float" office:value="64" calcext:value-type="float">
            <text:p>64</text:p>
          </table:table-cell>
          <table:table-cell table:formula="of:=[.I38]/[.M38]" office:value-type="float" office:value="32" calcext:value-type="float">
            <text:p>32</text:p>
          </table:table-cell>
          <table:table-cell table:formula="of:=[.J38]/[.N38]" office:value-type="float" office:value="16" calcext:value-type="float">
            <text:p>16</text:p>
          </table:table-cell>
          <table:table-cell/>
          <table:table-cell table:formula="of:=ROUND([.$G38]*1000*[.H38]/2^[.$H$14];3)" office:value-type="float" office:value="73.242" calcext:value-type="float">
            <text:p>73.242</text:p>
          </table:table-cell>
          <table:table-cell table:formula="of:=ROUND([.$G38]*1000*[.I38]/2^[.$H$14];3)" office:value-type="float" office:value="73.242" calcext:value-type="float">
            <text:p>73.242</text:p>
          </table:table-cell>
          <table:table-cell table:formula="of:=ROUND([.$G38]*1000*[.J38]/2^[.$H$14];3)" office:value-type="float" office:value="76.294" calcext:value-type="float">
            <text:p>76.29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OUND(2^[.$H$14] / [.$G39] * [.$B$13])" office:value-type="float" office:value="50412" calcext:value-type="float">
            <text:p>50412</text:p>
          </table:table-cell>
          <table:table-cell table:number-columns-repeated="2"/>
          <table:table-cell table:formula="of:=ROUNDUP(LOG(2^[.$H$14] / [.$G39] * [.$H$13] * 0.001;2))" office:value-type="float" office:value="9" calcext:value-type="float">
            <text:p>9</text:p>
          </table:table-cell>
          <table:table-cell/>
          <table:table-cell office:value-type="float" office:value="52" calcext:value-type="float">
            <text:p>52</text:p>
          </table:table-cell>
          <table:table-cell table:formula="of:=ROUND((2^[.$H$14] / [.$G39] * [.$H$13] * 0.001)/2^([.$E39]-[.H$17]))*2^([.$E39]-[.H$17])" office:value-type="float" office:value="384" calcext:value-type="float">
            <text:p>384</text:p>
          </table:table-cell>
          <table:table-cell table:formula="of:=ROUND((2^[.$H$14] / [.$G39] * [.$H$13] * 0.001)/2^([.$E39]-[.I$17]))*2^([.$E39]-[.I$17])" office:value-type="float" office:value="384" calcext:value-type="float">
            <text:p>384</text:p>
          </table:table-cell>
          <table:table-cell table:formula="of:=ROUND((2^[.$H$14] / [.$G39] * [.$H$13] * 0.001)/2^([.$E39]-[.J$17]))*2^([.$E39]-[.J$17])" office:value-type="float" office:value="384" calcext:value-type="float">
            <text:p>384</text:p>
          </table:table-cell>
          <table:table-cell/>
          <table:table-cell table:formula="of:=ROUND((2^[.$H$14] / [.$G39] * [.$H$13] * 0.001)/2^([.$E39]-[.H$17]))" office:value-type="float" office:value="6" calcext:value-type="float">
            <text:p>6</text:p>
          </table:table-cell>
          <table:table-cell table:formula="of:=ROUND((2^[.$H$14] / [.$G39] * [.$H$13] * 0.001)/2^([.$E39]-[.I$17]))" office:value-type="float" office:value="12" calcext:value-type="float">
            <text:p>12</text:p>
          </table:table-cell>
          <table:table-cell table:formula="of:=ROUND((2^[.$H$14] / [.$G39] * [.$H$13] * 0.001)/2^([.$E39]-[.J$17]))" office:value-type="float" office:value="24" calcext:value-type="float">
            <text:p>24</text:p>
          </table:table-cell>
          <table:table-cell/>
          <table:table-cell table:formula="of:=[.H39]/[.L39]" office:value-type="float" office:value="64" calcext:value-type="float">
            <text:p>64</text:p>
          </table:table-cell>
          <table:table-cell table:formula="of:=[.I39]/[.M39]" office:value-type="float" office:value="32" calcext:value-type="float">
            <text:p>32</text:p>
          </table:table-cell>
          <table:table-cell table:formula="of:=[.J39]/[.N39]" office:value-type="float" office:value="16" calcext:value-type="float">
            <text:p>16</text:p>
          </table:table-cell>
          <table:table-cell/>
          <table:table-cell table:formula="of:=ROUND([.$G39]*1000*[.H39]/2^[.$H$14];3)" office:value-type="float" office:value="76.172" calcext:value-type="float">
            <text:p>76.172</text:p>
          </table:table-cell>
          <table:table-cell table:formula="of:=ROUND([.$G39]*1000*[.I39]/2^[.$H$14];3)" office:value-type="float" office:value="76.172" calcext:value-type="float">
            <text:p>76.172</text:p>
          </table:table-cell>
          <table:table-cell table:formula="of:=ROUND([.$G39]*1000*[.J39]/2^[.$H$14];3)" office:value-type="float" office:value="76.172" calcext:value-type="float">
            <text:p>76.17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OUND(2^[.$H$14] / [.$G40] * [.$B$13])" office:value-type="float" office:value="48545" calcext:value-type="float">
            <text:p>48545</text:p>
          </table:table-cell>
          <table:table-cell table:number-columns-repeated="2"/>
          <table:table-cell table:formula="of:=ROUNDUP(LOG(2^[.$H$14] / [.$G40] * [.$H$13] * 0.001;2))" office:value-type="float" office:value="9" calcext:value-type="float">
            <text:p>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ROUND((2^[.$H$14] / [.$G40] * [.$H$13] * 0.001)/2^([.$E40]-[.H$17]))*2^([.$E40]-[.H$17])" office:value-type="float" office:value="384" calcext:value-type="float">
            <text:p>384</text:p>
          </table:table-cell>
          <table:table-cell table:formula="of:=ROUND((2^[.$H$14] / [.$G40] * [.$H$13] * 0.001)/2^([.$E40]-[.I$17]))*2^([.$E40]-[.I$17])" office:value-type="float" office:value="352" calcext:value-type="float">
            <text:p>352</text:p>
          </table:table-cell>
          <table:table-cell table:formula="of:=ROUND((2^[.$H$14] / [.$G40] * [.$H$13] * 0.001)/2^([.$E40]-[.J$17]))*2^([.$E40]-[.J$17])" office:value-type="float" office:value="368" calcext:value-type="float">
            <text:p>368</text:p>
          </table:table-cell>
          <table:table-cell/>
          <table:table-cell table:formula="of:=ROUND((2^[.$H$14] / [.$G40] * [.$H$13] * 0.001)/2^([.$E40]-[.H$17]))" office:value-type="float" office:value="6" calcext:value-type="float">
            <text:p>6</text:p>
          </table:table-cell>
          <table:table-cell table:formula="of:=ROUND((2^[.$H$14] / [.$G40] * [.$H$13] * 0.001)/2^([.$E40]-[.I$17]))" office:value-type="float" office:value="11" calcext:value-type="float">
            <text:p>11</text:p>
          </table:table-cell>
          <table:table-cell table:formula="of:=ROUND((2^[.$H$14] / [.$G40] * [.$H$13] * 0.001)/2^([.$E40]-[.J$17]))" office:value-type="float" office:value="23" calcext:value-type="float">
            <text:p>23</text:p>
          </table:table-cell>
          <table:table-cell/>
          <table:table-cell table:formula="of:=[.H40]/[.L40]" office:value-type="float" office:value="64" calcext:value-type="float">
            <text:p>64</text:p>
          </table:table-cell>
          <table:table-cell table:formula="of:=[.I40]/[.M40]" office:value-type="float" office:value="32" calcext:value-type="float">
            <text:p>32</text:p>
          </table:table-cell>
          <table:table-cell table:formula="of:=[.J40]/[.N40]" office:value-type="float" office:value="16" calcext:value-type="float">
            <text:p>16</text:p>
          </table:table-cell>
          <table:table-cell/>
          <table:table-cell table:formula="of:=ROUND([.$G40]*1000*[.H40]/2^[.$H$14];3)" office:value-type="float" office:value="79.102" calcext:value-type="float">
            <text:p>79.102</text:p>
          </table:table-cell>
          <table:table-cell table:formula="of:=ROUND([.$G40]*1000*[.I40]/2^[.$H$14];3)" office:value-type="float" office:value="72.51" calcext:value-type="float">
            <text:p>72.51</text:p>
          </table:table-cell>
          <table:table-cell table:formula="of:=ROUND([.$G40]*1000*[.J40]/2^[.$H$14];3)" office:value-type="float" office:value="75.806" calcext:value-type="float">
            <text:p>75.8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OUND(2^[.$H$14] / [.$G41] * [.$B$13])" office:value-type="float" office:value="46811" calcext:value-type="float">
            <text:p>46811</text:p>
          </table:table-cell>
          <table:table-cell table:number-columns-repeated="2"/>
          <table:table-cell table:formula="of:=ROUNDUP(LOG(2^[.$H$14] / [.$G41] * [.$H$13] * 0.001;2))" office:value-type="float" office:value="9" calcext:value-type="float">
            <text:p>9</text:p>
          </table:table-cell>
          <table:table-cell/>
          <table:table-cell office:value-type="float" office:value="56" calcext:value-type="float">
            <text:p>56</text:p>
          </table:table-cell>
          <table:table-cell table:formula="of:=ROUND((2^[.$H$14] / [.$G41] * [.$H$13] * 0.001)/2^([.$E41]-[.H$17]))*2^([.$E41]-[.H$17])" office:value-type="float" office:value="320" calcext:value-type="float">
            <text:p>320</text:p>
          </table:table-cell>
          <table:table-cell table:formula="of:=ROUND((2^[.$H$14] / [.$G41] * [.$H$13] * 0.001)/2^([.$E41]-[.I$17]))*2^([.$E41]-[.I$17])" office:value-type="float" office:value="352" calcext:value-type="float">
            <text:p>352</text:p>
          </table:table-cell>
          <table:table-cell table:formula="of:=ROUND((2^[.$H$14] / [.$G41] * [.$H$13] * 0.001)/2^([.$E41]-[.J$17]))*2^([.$E41]-[.J$17])" office:value-type="float" office:value="352" calcext:value-type="float">
            <text:p>352</text:p>
          </table:table-cell>
          <table:table-cell/>
          <table:table-cell table:formula="of:=ROUND((2^[.$H$14] / [.$G41] * [.$H$13] * 0.001)/2^([.$E41]-[.H$17]))" office:value-type="float" office:value="5" calcext:value-type="float">
            <text:p>5</text:p>
          </table:table-cell>
          <table:table-cell table:formula="of:=ROUND((2^[.$H$14] / [.$G41] * [.$H$13] * 0.001)/2^([.$E41]-[.I$17]))" office:value-type="float" office:value="11" calcext:value-type="float">
            <text:p>11</text:p>
          </table:table-cell>
          <table:table-cell table:formula="of:=ROUND((2^[.$H$14] / [.$G41] * [.$H$13] * 0.001)/2^([.$E41]-[.J$17]))" office:value-type="float" office:value="22" calcext:value-type="float">
            <text:p>22</text:p>
          </table:table-cell>
          <table:table-cell/>
          <table:table-cell table:formula="of:=[.H41]/[.L41]" office:value-type="float" office:value="64" calcext:value-type="float">
            <text:p>64</text:p>
          </table:table-cell>
          <table:table-cell table:formula="of:=[.I41]/[.M41]" office:value-type="float" office:value="32" calcext:value-type="float">
            <text:p>32</text:p>
          </table:table-cell>
          <table:table-cell table:formula="of:=[.J41]/[.N41]" office:value-type="float" office:value="16" calcext:value-type="float">
            <text:p>16</text:p>
          </table:table-cell>
          <table:table-cell/>
          <table:table-cell table:formula="of:=ROUND([.$G41]*1000*[.H41]/2^[.$H$14];3)" office:value-type="float" office:value="68.359" calcext:value-type="float">
            <text:p>68.359</text:p>
          </table:table-cell>
          <table:table-cell table:formula="of:=ROUND([.$G41]*1000*[.I41]/2^[.$H$14];3)" office:value-type="float" office:value="75.195" calcext:value-type="float">
            <text:p>75.195</text:p>
          </table:table-cell>
          <table:table-cell table:formula="of:=ROUND([.$G41]*1000*[.J41]/2^[.$H$14];3)" office:value-type="float" office:value="75.195" calcext:value-type="float">
            <text:p>75.19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OUND(2^[.$H$14] / [.$G42] * [.$B$13])" office:value-type="float" office:value="45197" calcext:value-type="float">
            <text:p>45197</text:p>
          </table:table-cell>
          <table:table-cell table:number-columns-repeated="2"/>
          <table:table-cell table:formula="of:=ROUNDUP(LOG(2^[.$H$14] / [.$G42] * [.$H$13] * 0.001;2))" office:value-type="float" office:value="9" calcext:value-type="float">
            <text:p>9</text:p>
          </table:table-cell>
          <table:table-cell/>
          <table:table-cell office:value-type="float" office:value="58" calcext:value-type="float">
            <text:p>58</text:p>
          </table:table-cell>
          <table:table-cell table:formula="of:=ROUND((2^[.$H$14] / [.$G42] * [.$H$13] * 0.001)/2^([.$E42]-[.H$17]))*2^([.$E42]-[.H$17])" office:value-type="float" office:value="320" calcext:value-type="float">
            <text:p>320</text:p>
          </table:table-cell>
          <table:table-cell table:formula="of:=ROUND((2^[.$H$14] / [.$G42] * [.$H$13] * 0.001)/2^([.$E42]-[.I$17]))*2^([.$E42]-[.I$17])" office:value-type="float" office:value="352" calcext:value-type="float">
            <text:p>352</text:p>
          </table:table-cell>
          <table:table-cell table:formula="of:=ROUND((2^[.$H$14] / [.$G42] * [.$H$13] * 0.001)/2^([.$E42]-[.J$17]))*2^([.$E42]-[.J$17])" office:value-type="float" office:value="336" calcext:value-type="float">
            <text:p>336</text:p>
          </table:table-cell>
          <table:table-cell/>
          <table:table-cell table:formula="of:=ROUND((2^[.$H$14] / [.$G42] * [.$H$13] * 0.001)/2^([.$E42]-[.H$17]))" office:value-type="float" office:value="5" calcext:value-type="float">
            <text:p>5</text:p>
          </table:table-cell>
          <table:table-cell table:formula="of:=ROUND((2^[.$H$14] / [.$G42] * [.$H$13] * 0.001)/2^([.$E42]-[.I$17]))" office:value-type="float" office:value="11" calcext:value-type="float">
            <text:p>11</text:p>
          </table:table-cell>
          <table:table-cell table:formula="of:=ROUND((2^[.$H$14] / [.$G42] * [.$H$13] * 0.001)/2^([.$E42]-[.J$17]))" office:value-type="float" office:value="21" calcext:value-type="float">
            <text:p>21</text:p>
          </table:table-cell>
          <table:table-cell/>
          <table:table-cell table:formula="of:=[.H42]/[.L42]" office:value-type="float" office:value="64" calcext:value-type="float">
            <text:p>64</text:p>
          </table:table-cell>
          <table:table-cell table:formula="of:=[.I42]/[.M42]" office:value-type="float" office:value="32" calcext:value-type="float">
            <text:p>32</text:p>
          </table:table-cell>
          <table:table-cell table:formula="of:=[.J42]/[.N42]" office:value-type="float" office:value="16" calcext:value-type="float">
            <text:p>16</text:p>
          </table:table-cell>
          <table:table-cell/>
          <table:table-cell table:formula="of:=ROUND([.$G42]*1000*[.H42]/2^[.$H$14];3)" office:value-type="float" office:value="70.801" calcext:value-type="float">
            <text:p>70.801</text:p>
          </table:table-cell>
          <table:table-cell table:formula="of:=ROUND([.$G42]*1000*[.I42]/2^[.$H$14];3)" office:value-type="float" office:value="77.881" calcext:value-type="float">
            <text:p>77.881</text:p>
          </table:table-cell>
          <table:table-cell table:formula="of:=ROUND([.$G42]*1000*[.J42]/2^[.$H$14];3)" office:value-type="float" office:value="74.341" calcext:value-type="float">
            <text:p>74.3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OUND(2^[.$H$14] / [.$G43] * [.$B$13])" office:value-type="float" office:value="43691" calcext:value-type="float">
            <text:p>43691</text:p>
          </table:table-cell>
          <table:table-cell table:number-columns-repeated="2"/>
          <table:table-cell table:formula="of:=ROUNDUP(LOG(2^[.$H$14] / [.$G43] * [.$H$13] * 0.001;2))" office:value-type="float" office:value="9" calcext:value-type="float">
            <text:p>9</text:p>
          </table:table-cell>
          <table:table-cell/>
          <table:table-cell office:value-type="float" office:value="60" calcext:value-type="float">
            <text:p>60</text:p>
          </table:table-cell>
          <table:table-cell table:formula="of:=ROUND((2^[.$H$14] / [.$G43] * [.$H$13] * 0.001)/2^([.$E43]-[.H$17]))*2^([.$E43]-[.H$17])" office:value-type="float" office:value="320" calcext:value-type="float">
            <text:p>320</text:p>
          </table:table-cell>
          <table:table-cell table:formula="of:=ROUND((2^[.$H$14] / [.$G43] * [.$H$13] * 0.001)/2^([.$E43]-[.I$17]))*2^([.$E43]-[.I$17])" office:value-type="float" office:value="320" calcext:value-type="float">
            <text:p>320</text:p>
          </table:table-cell>
          <table:table-cell table:formula="of:=ROUND((2^[.$H$14] / [.$G43] * [.$H$13] * 0.001)/2^([.$E43]-[.J$17]))*2^([.$E43]-[.J$17])" office:value-type="float" office:value="320" calcext:value-type="float">
            <text:p>320</text:p>
          </table:table-cell>
          <table:table-cell/>
          <table:table-cell table:formula="of:=ROUND((2^[.$H$14] / [.$G43] * [.$H$13] * 0.001)/2^([.$E43]-[.H$17]))" office:value-type="float" office:value="5" calcext:value-type="float">
            <text:p>5</text:p>
          </table:table-cell>
          <table:table-cell table:formula="of:=ROUND((2^[.$H$14] / [.$G43] * [.$H$13] * 0.001)/2^([.$E43]-[.I$17]))" office:value-type="float" office:value="10" calcext:value-type="float">
            <text:p>10</text:p>
          </table:table-cell>
          <table:table-cell table:formula="of:=ROUND((2^[.$H$14] / [.$G43] * [.$H$13] * 0.001)/2^([.$E43]-[.J$17]))" office:value-type="float" office:value="20" calcext:value-type="float">
            <text:p>20</text:p>
          </table:table-cell>
          <table:table-cell/>
          <table:table-cell table:formula="of:=[.H43]/[.L43]" office:value-type="float" office:value="64" calcext:value-type="float">
            <text:p>64</text:p>
          </table:table-cell>
          <table:table-cell table:formula="of:=[.I43]/[.M43]" office:value-type="float" office:value="32" calcext:value-type="float">
            <text:p>32</text:p>
          </table:table-cell>
          <table:table-cell table:formula="of:=[.J43]/[.N43]" office:value-type="float" office:value="16" calcext:value-type="float">
            <text:p>16</text:p>
          </table:table-cell>
          <table:table-cell/>
          <table:table-cell table:formula="of:=ROUND([.$G43]*1000*[.H43]/2^[.$H$14];3)" office:value-type="float" office:value="73.242" calcext:value-type="float">
            <text:p>73.242</text:p>
          </table:table-cell>
          <table:table-cell table:formula="of:=ROUND([.$G43]*1000*[.I43]/2^[.$H$14];3)" office:value-type="float" office:value="73.242" calcext:value-type="float">
            <text:p>73.242</text:p>
          </table:table-cell>
          <table:table-cell table:formula="of:=ROUND([.$G43]*1000*[.J43]/2^[.$H$14];3)" office:value-type="float" office:value="73.242" calcext:value-type="float">
            <text:p>73.2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10:04:37.291677320</meta:creation-date>
    <dc:date>2023-09-08T11:06:52.794395006</dc:date>
    <meta:editing-duration>PT10M53S</meta:editing-duration>
    <meta:editing-cycles>3</meta:editing-cycles>
    <meta:generator>LibreOffice/7.3.7.2$Linux_X86_64 LibreOffice_project/30$Build-2</meta:generator>
    <meta:document-statistic meta:table-count="1" meta:cell-count="445" meta:object-count="0"/>
  </office:meta>
</office:document-meta>
</file>